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8.29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8.61mm"/>
    </style:style>
    <style:style style:name="co5" style:family="table-column">
      <style:table-column-properties fo:break-before="auto" style:column-width="17.66mm"/>
    </style:style>
    <style:style style:name="co6" style:family="table-column">
      <style:table-column-properties fo:break-before="auto" style:column-width="16.72mm"/>
    </style:style>
    <style:style style:name="co7" style:family="table-column">
      <style:table-column-properties fo:break-before="auto" style:column-width="19.2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0.32mm"/>
    </style:style>
    <style:style style:name="co10" style:family="table-column">
      <style:table-column-properties fo:break-before="auto" style:column-width="1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Default"/>
        <table:table-column table:style-name="co6" table:default-cell-style-name="ce5"/>
        <table:table-column table:style-name="co7" table:number-columns-repeated="3" table:default-cell-style-name="Default"/>
        <table:table-column table:style-name="co8" table:default-cell-style-name="ce4"/>
        <table:table-column table:style-name="co8" table:default-cell-style-name="ce5"/>
        <table:table-column table:style-name="co5" table:default-cell-style-name="Default"/>
        <table:table-column table:style-name="co9" table:default-cell-style-name="ce6"/>
        <table:table-column table:style-name="co10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ID interim</text:p>
          </table:table-cell>
          <table:table-cell table:style-name="ce2" office:value-type="string" calcext:value-type="string">
            <text:p>Zchng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Dm_min</text:p>
          </table:table-cell>
          <table:table-cell office:value-type="string" calcext:value-type="string">
            <text:p>DM_max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Farb_a</text:p>
          </table:table-cell>
          <table:table-cell office:value-type="string" calcext:value-type="string">
            <text:p>Farb_i</text:p>
          </table:table-cell>
          <table:table-cell office:value-type="string" calcext:value-type="string">
            <text:p>Farb_kern</text:p>
          </table:table-cell>
          <table:table-cell office:value-type="string" calcext:value-type="string">
            <text:p>Mag_min</text:p>
          </table:table-cell>
          <table:table-cell office:value-type="string" calcext:value-type="string">
            <text:p>Mag_max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Typ</text:p>
          </table:table-cell>
          <table:table-cell/>
          <table:table-cell office:value-type="string" calcext:value-type="string">
            <text:p>joi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9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enig Mageru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0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0X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innen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0X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uh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warz-grau-braun</text:p>
          </table:table-cell>
          <table:table-cell/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warz-rot-braun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gelb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Tet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I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IX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unschwarz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X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lb-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lb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lawisch?</text:p>
          </table:table-cell>
          <table:table-cell office:value-type="string" calcext:value-type="string">
            <text:p>Teterow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X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eschwärzt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X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2X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braunschwarz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Unverzier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+ 2 WS</text:p>
          </table:table-cell>
          <table:table-cell office:value-type="string" calcext:value-type="string">
            <text:p>Krusten am R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ugelb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rot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V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II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bräunlich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4IV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V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lgrau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-Teterow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4V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gelb</text:p>
          </table:table-cell>
          <table:table-cell/>
          <table:table-cell office:value-type="string" calcext:value-type="string">
            <text:p>ora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X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u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warz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V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rötli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eschwärz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I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rau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Kerb1</text:p>
          </table:table-cell>
          <table:table-cell office:value-type="string" calcext:value-type="string">
            <text:p>T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zu 36III gehöre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gra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chwarzrot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V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IX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robgemagert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X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dunkelgrau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ippen</text:p>
          </table:table-cell>
          <table:table-cell office:value-type="string" calcext:value-type="string">
            <text:p>Bobzin?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V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Garz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7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lb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7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hwerzbeige</text:p>
          </table:table-cell>
          <table:table-cell/>
          <table:table-cell office:value-type="string" calcext:value-type="string">
            <text:p>h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 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V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?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VII</text:p>
          </table:table-cell>
          <table:table-cell office:value-type="float" office:value="1230492" calcext:value-type="float">
            <text:p>123049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 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elblich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V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beigegrau</text:p>
          </table:table-cell>
          <table:table-cell office:value-type="string" calcext:value-type="string">
            <text:p>rot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beige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ige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amm 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chwarzgrau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grau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rotschwarz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raubeige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lgrau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/>
          <table:table-cell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geloc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1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X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amm 1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amm 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RS 12303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hwarzorange</text:p>
          </table:table-cell>
          <table:table-cell table:number-columns-repeated="2" office:value-type="string" calcext:value-type="string">
            <text:p>beigeschwarz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ehört zu Zchng. 41 XI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I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wärzlich</text:p>
          </table:table-cell>
          <table:table-cell table:number-columns-repeated="3"/>
          <table:table-cell office:value-type="string" calcext:value-type="string">
            <text:p>GF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2IX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x 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V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1XV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XIII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Loch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schwarz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chwarzbeige</text:p>
          </table:table-cell>
          <table:table-cell office:value-type="string" calcext:value-type="string">
            <text:p>gemischt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chwarz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tsch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3V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wero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table:number-columns-repeated="2"/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II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-3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4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emischt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richterrand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orange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gemischt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?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u</text:p>
          </table:table-cell>
          <table:table-cell table:number-columns-repeated="2" office:value-type="string" calcext:value-type="string">
            <text:p>orange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joint zu 1 RS 12302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I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sa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?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III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V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V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rötlich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5V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5VI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Teterow</text:p>
          </table:table-cell>
          <table:table-cell/>
          <table:table-cell office:value-type="string" calcext:value-type="string">
            <text:p>joint zu 12303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 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llf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beigegelb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ckelmarkeBobzi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joint mit 123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V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V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or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eschwärzt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joint mit 12303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joint mit 12303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IV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eigeschwarz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joint mit 123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V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geschwärzt</text:p>
          </table:table-cell>
          <table:table-cell office:value-type="string" calcext:value-type="string">
            <text:p>orange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table:number-columns-repeated="5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chale?</text:p>
          </table:table-cell>
          <table:table-cell/>
          <table:table-cell office:value-type="string" calcext:value-type="string">
            <text:p>G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X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joint mit 12303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7II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V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beige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schärzt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geschwärztorange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9" calcext:value-type="float">
            <text:p>1230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graubraun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Default"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7XI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chwarz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 x 2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II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V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f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X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Knickrandscha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7X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äpfch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8IV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apfarti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8X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X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schwärzt</text:p>
          </table:table-cell>
          <table:table-cell table:number-columns-repeated="5"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XI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-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braun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eige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braun</text:p>
          </table:table-cell>
          <table:table-cell office:value-type="string" calcext:value-type="string">
            <text:p>orangeschwar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 x 2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V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V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50VI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au</text:p>
          </table:table-cell>
          <table:table-cell office:value-type="string" calcext:value-type="string">
            <text:p>rotgrau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I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I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G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1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1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I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I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VIII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IX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X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1-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4" calcext:value-type="float">
            <text:p>12301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nge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X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dunkelgrau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V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-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VI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/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raun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abgesetzter Hals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X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X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unkelgrau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I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II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ubraun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beige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grauglat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ubeige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I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VIII</text:p>
          </table:table-cell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I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dunkelgrauorange</text:p>
          </table:table-cell>
          <table:table-cell office:value-type="string" calcext:value-type="string">
            <text:p>hellgr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I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-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X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X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aunschwarz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X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V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sehr dünnwani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VII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lasig überbran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I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II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4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IV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 graubeige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I</text:p>
          </table:table-cell>
          <table:table-cell office:value-type="float" office:value="1230431" calcext:value-type="float">
            <text:p>12304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II</text:p>
          </table:table-cell>
          <table:table-cell office:value-type="float" office:value="1230432" calcext:value-type="float">
            <text:p>12304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braunschwarz</text:p>
          </table:table-cell>
          <table:table-cell office:value-type="string" calcext:value-type="string">
            <text:p>dunkelbraun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Unverziert</text:p>
          </table:table-cell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6III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gelblich</text:p>
          </table:table-cell>
          <table:table-cell office:value-type="string" calcext:value-type="string">
            <text:p>orangegraugelb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Feldberg</text:p>
          </table:table-cell>
          <table:table-cell/>
          <table:table-cell office:value-type="string" calcext:value-type="string">
            <text:p>+ 8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IV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Sukow</text:p>
          </table:table-cell>
          <table:table-cell/>
          <table:table-cell office:value-type="string" calcext:value-type="string">
            <text:p>+ 4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V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rRuß 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VI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IX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geschwärzt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X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?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X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bigegrau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X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XI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XI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obzin Deckel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bzin/Garz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7V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l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V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VI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Braun-grau</text:p>
          </table:table-cell>
          <table:table-cell office:value-type="string" calcext:value-type="string">
            <text:p>bläulich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IX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-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I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GF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V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26" calcext:value-type="float">
            <text:p>1230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ötlichgrau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ine GF</text:p>
          </table:table-cell>
          <table:table-cell/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6" calcext:value-type="float">
            <text:p>1230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ötlichgrau</text:p>
          </table:table-cell>
          <table:table-cell office:value-type="string" calcext:value-type="string">
            <text:p>schwarzor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ine GF</text:p>
          </table:table-cell>
          <table:table-cell/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bzin</text:p>
          </table:table-cell>
          <table:table-cell office:value-type="string" calcext:value-type="string">
            <text:p>Wie 1230,402</text:p>
          </table:table-cell>
          <table:table-cell office:value-type="string" calcext:value-type="string">
            <text:p>wie Zchng. 61I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dunk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I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X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III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Orange-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wie Zchng. 60X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range-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ie Zchng. 60VI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ie Zchng. 60VI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V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wie Zchng. 61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1XIV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grau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XII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angedunkle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wie Zchng. 60X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im Umbruch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braunschwarz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VI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dunkl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X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dunkl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V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IX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öddelig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X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X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-K4</text:p>
          </table:table-cell>
          <table:table-cell office:value-type="string" calcext:value-type="string">
            <text:p>+ 2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1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grau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rot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grau GF</text:p>
          </table:table-cell>
          <table:table-cell office:value-type="string" calcext:value-type="string">
            <text:p>schwarz GF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V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lblich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VI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orange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range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GF direkt unter dem 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GF direkt unter 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-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V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VI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ege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2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IX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I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dunkl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II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X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-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braun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3"/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V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VI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schwarzorang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/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9VII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biege</text:p>
          </table:table-cell>
          <table:table-cell office:value-type="string" calcext:value-type="string">
            <text:p>dunkl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X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hne GF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X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ll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rangehell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(Steilhals)</text:p>
          </table:table-cell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hel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/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VI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aunlila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I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II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V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orange</text:p>
          </table:table-cell>
          <table:table-cell table:number-columns-repeated="2"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W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VI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lil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V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VII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wärzli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rod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V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2</text:p>
          </table:table-cell>
          <table:table-cell office:value-type="string" calcext:value-type="string">
            <text:p>Bobzin</text:p>
          </table:table-cell>
          <table:table-cell/>
          <table:table-cell office:value-type="string" calcext:value-type="string">
            <text:p>+ 1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3VI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X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X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XI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hellgrau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GR kerb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V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gelglasiert</text:p>
          </table:table-cell>
          <table:table-cell office:value-type="string" calcext:value-type="string">
            <text:p>rot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string" calcext:value-type="string">
            <text:p>iW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2IX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-orangegrau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X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 shwarz grau-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WB KL 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X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X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XI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Rosa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rosa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chwarz-grau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3W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Hohlkehle</text:p>
          </table:table-cell>
          <table:table-cell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-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-T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Dunkelgrau-beige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V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-orange</text:p>
          </table:table-cell>
          <table:table-cell table:number-columns-repeated="2"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+ 1 RS na/n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7V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HGW?</text:p>
          </table:table-cell>
          <table:table-cell office:value-type="string" calcext:value-type="string">
            <text:p>K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V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X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X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-dunkelgrau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X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 table:number-columns-repeated="3"/>
          <table:table-cell office:value-type="string" calcext:value-type="string">
            <text:p>geschwärzt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F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-grau</text:p>
          </table:table-cell>
          <table:table-cell table:number-columns-repeated="2"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III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unkelbraun-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IV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Beige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V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VIII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X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VIII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range/schwarz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Kugeltopf?</text:p>
          </table:table-cell>
          <table:table-cell office:value-type="string" calcext:value-type="string">
            <text:p>K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X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I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II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4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unkelgrau-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Bobzin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4V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52" calcext:value-type="float">
            <text:p>1230452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4VI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6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6I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II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teilrand WB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</text:p>
          </table:table-cell>
          <table:table-cell table:number-columns-repeated="5"/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V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eige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V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VI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5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VII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IX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X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IV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-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GF i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V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raun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V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X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office:value-type="string" calcext:value-type="string">
            <text:p>Bob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X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X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grau-orange</text:p>
          </table:table-cell>
          <table:table-cell office:value-type="string" calcext:value-type="string">
            <text:p>Dunelgrau-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X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ini 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range-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-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GF bis unter Rand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raubraun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doppel WB</text:p>
          </table:table-cell>
          <table:table-cell/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+ 1W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GF</text:p>
          </table:table-cell>
          <table:table-cell office:value-type="string" calcext:value-type="string">
            <text:p>hellgrau-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9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unkelgrau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I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9II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chwarz-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IV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unkel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-hellgrau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9V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i/a keine 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9VIII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or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/Teterow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IX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unkelgrau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X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9XIII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WB ?</text:p>
          </table:table-cell>
          <table:table-cell/>
          <table:table-cell office:value-type="string" calcext:value-type="string">
            <text:p>T1-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T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table:number-columns-repeated="7"/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ran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I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II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IV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hellbeige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IX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 auf Rand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X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rang-grau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 table:number-columns-repeated="2"/>
          <table:table-cell office:value-type="string" calcext:value-type="string">
            <text:p>K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X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XI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-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XII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Deckelmarke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0XIV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beige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XVII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-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0XVIII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rötlich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1</text:p>
          </table:table-cell>
          <table:table-cell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 table:number-columns-repeated="4"/>
          <table:table-cell office:value-type="string" calcext:value-type="string">
            <text:p>Gra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1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nkelbraun-schwarz-poliert</text:p>
          </table:table-cell>
          <table:table-cell office:value-type="string" calcext:value-type="string">
            <text:p>dunkelbraun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I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beige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IV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V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i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1V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bei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 Kerb1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V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VI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grau</text:p>
          </table:table-cell>
          <table:table-cell office:value-type="string" calcext:value-type="string">
            <text:p>orange-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IX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bzin</text:p>
          </table:table-cell>
          <table:table-cell/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X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 GF</text:p>
          </table:table-cell>
          <table:table-cell office:value-type="string" calcext:value-type="string">
            <text:p>grau GF</text:p>
          </table:table-cell>
          <table:table-cell office:value-type="string" calcext:value-type="string">
            <text:p>dnke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doppe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4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X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schnitt innen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2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I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II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3" office:value-type="string" calcext:value-type="string">
            <text:p>bei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i/a keine 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1?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1XIII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grau</text:p>
          </table:table-cell>
          <table:table-cell office:value-type="string" calcext:value-type="string">
            <text:p>dunkelgrau glatt</text:p>
          </table:table-cell>
          <table:table-cell office:value-type="string" calcext:value-type="string">
            <text:p>grau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1XV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&gt;20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UFG?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72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orange-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eventuell Zchng. 65XII &amp; VIII</text:p>
          </table:table-cell>
        </table:table-row>
        <table:table-row table:style-name="ro1">
          <table:table-cell table:number-columns-repeated="3"/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-T8</text:p>
          </table:table-cell>
          <table:table-cell office:value-type="string" calcext:value-type="string">
            <text:p>wie Zchng. 65X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ange-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I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u-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-schwarz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amm 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2IV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ange-grau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V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-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V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-orange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2V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-orange</text:p>
          </table:table-cell>
          <table:table-cell office:value-type="string" calcext:value-type="string">
            <text:p>mitt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perow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unkle- und mittel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joint mit 1230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3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/Vipperow</text:p>
          </table:table-cell>
          <table:table-cell office:value-type="string" calcext:value-type="string">
            <text:p>T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2VIII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igebraun</text:p>
          </table:table-cell>
          <table:table-cell office:value-type="string" calcext:value-type="string">
            <text:p>grau-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glatt dunkelgrau</text:p>
          </table:table-cell>
          <table:table-cell office:value-type="string" calcext:value-type="string">
            <text:p>dunkelgrau GF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 table:number-rows-repeated="104798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.00.0000</text:date>, <text:time style:data-style-name="N2" text:time-value="15:28:26.59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3:07:01.386000000</meta:creation-date>
    <dc:date>2018-11-17T15:34:41.134000000</dc:date>
    <meta:editing-duration>PT10H24M14S</meta:editing-duration>
    <meta:editing-cycles>101</meta:editing-cycles>
    <meta:generator>LibreOffice/5.1.6.2$Windows_x86 LibreOffice_project/07ac168c60a517dba0f0d7bc7540f5afa45f0909</meta:generator>
    <meta:document-statistic meta:table-count="1" meta:cell-count="6231" meta:object-count="0"/>
  </office:meta>
</office:document-meta>
</file>